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2pt" style:text-underline-style="solid" style:text-underline-width="auto" style:text-underline-color="font-color" style:font-size-asian="12pt" style:font-size-complex="12pt"/>
    </style:style>
    <style:style style:name="P2" style:family="paragraph" style:parent-style-name="Standard">
      <style:text-properties fo:font-size="12pt" style:text-underline-style="none" style:font-size-asian="12pt" style:font-size-complex="12pt"/>
    </style:style>
    <style:style style:name="P3" style:family="paragraph" style:parent-style-name="Standard">
      <style:paragraph-properties fo:text-align="center" style:justify-single-word="false"/>
      <style:text-properties fo:font-size="12pt" style:text-underline-style="none" style:font-size-asian="12pt" style:font-size-complex="12pt"/>
    </style:style>
    <style:style style:name="T1"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RS</text:p>
      <text:p text:style-name="P2"/>
      <text:p text:style-name="P2"><text:tab/>Mars, the red planet, is the fourth planet from the sun. It is a red, rocky planet that has lots of volcanoes and hills. Mars is 141.6 million miles away from our sun. The Earth is 54.6 million miles away from Mars. Astronomers are working with engineers to eventually send people to Mars. <text:tab/></text:p>
      <text:p text:style-name="P2"><text:tab/>Mars is 6.39 x 10^23 in mass. Mars is 6.790 km in size, which is only slightly more than half the size of Earth (1,250 kg). Mars appears in the sky as an orange-red star. The red planet was named after this god of war. One day in Mars equals zero hours and forty minutes. A martian year is 687 days. <text:tab/></text:p>
      <text:p text:style-name="P2"><text:tab/> Mars has two different moons, Phobos and Deimos. Mars is also the second smallest planet in the solar system. Mars is a terrestrial planet with a thin atmosphere, composed primarily, of carbon dioxide. The surface of Mars is mostly rocky, and covered in red dust. The average temperature on Mars is negative eighty degrees. The weather on Mars is very hot and dry, there are no storms. </text:p>
      <text:p text:style-name="P2"><text:tab/>95% of Mars is carbon dioxide and 2.7% is nitrogen. Mars has lots of water to support life. Humans need the same things we need on Earth to survive on Mars. Mars is the most habitable planet in the solar system. Apparently, Ellen Musk, wants to nuke Mars to make <text:s/>it more livable. Also, scientists are working on a sample analysis on Mars. We haven't gone to Mars because the air is unbreathable. Another reason is because the weather on Mars is hot and dry. Astronauts will indefinitely go to Mars. It's not possible to transport oxygen, water and food to astronauts. The habitat needed to make human travel to Mars is almost impossible.</text:p>
      <text:p text:style-name="P2"><text:tab/>To sum it all up, Mars is the fourth planet from the sun,and we will eventually go to Mars. When that day comes we must be ready. Until that day we will study Mars closely, and send satellites and rovers onto Mars.</text:p>
      <text:p text:style-name="P2"/>
      <text:p text:style-name="P3">Noah Canny &amp; Luke Lanier <text:s text:c="3"/></text:p>
      <text:p text:style-name="P2"><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roy Gottier</meta:initial-creator>
    <meta:creation-date>2016-11-02T16:21:54.87</meta:creation-date>
    <dc:date>2016-11-02T17:52:42.47</dc:date>
    <dc:creator>Troy Gottier</dc:creator>
    <meta:editing-duration>PT10M11S</meta:editing-duration>
    <meta:editing-cycles>2</meta:editing-cycles>
    <meta:generator>OpenOffice/4.1.3$Win32 OpenOffice.org_project/413m1$Build-9783</meta:generator>
    <meta:printed-by>Troy Gottier</meta:printed-by>
    <meta:print-date>2016-11-02T17:50:54.62</meta:print-date>
    <meta:document-statistic meta:table-count="0" meta:image-count="0" meta:object-count="0" meta:page-count="1" meta:paragraph-count="8" meta:word-count="343" meta:character-count="1870"/>
  </office:meta>
</office:document-meta>
</file>